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5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. Hynema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My dear friend./</text:p>
      <text:p text:style-name="P2"><text:tab/>I have to thank/ you for your kindness in/ preparing the "Ketubhah"-and/ to assure you that I draw/ some satisfaction from the fact/ of its having been written by/ you./</text:p>
      <text:p text:style-name="P2"><text:tab/>I can but again repeat/ the regrets I have at not/ be married by one whom I/ have ever held in the highest/</text:p>
      <text:p text:style-name="P2"/>
      <text:p text:style-name="P2">[Page 2]</text:p>
      <text:p text:style-name="P2">regard and respect, but I am/ convinced that the motive actuating/ your resolve is entirely sincere./ <text:s/>May I ask that you will/ accept the enclosed, with/ the assurance of my continued/ admiration and regard (It was returned)/</text:p>
      <text:p text:style-name="P2"><text:tab/>And think me ever/ Your Sincere Friend/ Samuel[?] Hyneman./</text:p>
      <text:p text:style-name="P2">Tuesda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2:02:08.21</meta:creation-date>
    <meta:document-statistic meta:table-count="0" meta:image-count="0" meta:object-count="0" meta:page-count="2" meta:paragraph-count="68" meta:word-count="261" meta:character-count="1810"/>
    <dc:date>2012-01-17T12:31:26.12</dc:date>
    <dc:creator>Penn Libraries</dc:creator>
    <meta:editing-duration>PT00H14M07S</meta:editing-duration>
    <meta:editing-cycles>1</meta:editing-cycles>
    <meta:generator>OpenOffice.org/3.2$Win32 OpenOffice.org_project/320m12$Build-9483</meta:generator>
  </office:meta>
</office:document-meta>
</file>